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9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m14g1c596-ahh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'conveyor_contentio : production cost</text:p>
          </table:table-cell>
          <table:covered-table-cell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cost (€)</text:p>
          </table:table-cell>
        </table:table-row>
        <table:table-row table:style-name="ro2">
          <table:table-cell office:value-type="string" calcext:value-type="string">
            <text:p>varius aluminium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T slot rail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motion parts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crews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3d printing (including material)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nc machining (including material)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tepper motors + drivers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cable sheath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etal wire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electronic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power suply cable</text:p>
          </table:table-cell>
          <table:table-cell office:value-type="float" office:value="32" calcext:value-type="float">
            <text:p>32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style-name="ce2" office:value-type="float" office:value="919" calcext:value-type="float">
            <text:p>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2T15:17:40.579257687</dc:date>
    <meta:editing-duration>PT23S</meta:editing-duration>
    <meta:editing-cycles>2</meta:editing-cycles>
    <meta:generator>LibreOffice/7.3.7.2$Linux_X86_64 LibreOffice_project/30$Build-2</meta:generator>
    <meta:document-statistic meta:table-count="1" meta:cell-count="29" meta:object-count="0"/>
  </office:meta>
</office:document-meta>
</file>